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P1" style:family="paragraph" style:parent-style-name="Table_20_Contents">
      <style:text-properties officeooo:rsid="000e34a5" officeooo:paragraph-rsid="000e34a5"/>
    </style:style>
    <style:style style:name="P2" style:family="paragraph" style:parent-style-name="Table_20_Contents">
      <style:paragraph-properties fo:text-align="center" style:justify-single-word="false"/>
      <style:text-properties officeooo:rsid="000e34a5" officeooo:paragraph-rsid="000e34a5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e34a5" officeooo:paragraph-rsid="000e34a5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8pt" officeooo:rsid="000e34a5" officeooo:paragraph-rsid="000e34a5" style:font-size-asian="18pt" style:font-size-complex="18pt"/>
    </style:style>
    <style:style style:name="P5" style:family="paragraph" style:parent-style-name="Standard">
      <style:text-properties officeooo:rsid="000cf205" officeooo:paragraph-rsid="000cf205"/>
    </style:style>
    <style:style style:name="P6" style:family="paragraph" style:parent-style-name="Standard">
      <style:text-properties officeooo:rsid="000e34a5" officeooo:paragraph-rsid="000e34a5"/>
    </style:style>
    <style:style style:name="P7" style:family="paragraph" style:parent-style-name="Standard" style:list-style-name="L1">
      <style:text-properties officeooo:rsid="000e34a5" officeooo:paragraph-rsid="000e34a5"/>
    </style:style>
    <style:style style:name="P8" style:family="paragraph" style:parent-style-name="Standard">
      <style:text-properties officeooo:rsid="000f0e09" officeooo:paragraph-rsid="000f0e09"/>
    </style:style>
    <style:style style:name="P9" style:family="paragraph" style:parent-style-name="Standard">
      <style:text-properties fo:font-weight="bold" officeooo:rsid="000f0e09" officeooo:paragraph-rsid="000f0e09" style:font-weight-asian="bold" style:font-weight-complex="bold"/>
    </style:style>
    <style:style style:name="P10" style:family="paragraph" style:parent-style-name="Standard">
      <style:text-properties fo:font-size="14pt" fo:font-weight="bold" officeooo:rsid="000e34a5" officeooo:paragraph-rsid="000e34a5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f0e09" officeooo:paragraph-rsid="000f0e09" style:font-size-asian="14pt" style:font-weight-asian="bold" style:font-size-complex="14pt" style:font-weight-complex="bold"/>
    </style:style>
    <style:style style:name="P12" style:family="paragraph">
      <style:paragraph-properties fo:text-align="center"/>
    </style:style>
    <style:style style:name="T1" style:family="text">
      <style:text-properties officeooo:rsid="000f3347"/>
    </style:style>
    <style:style style:name="T2" style:family="text">
      <style:text-properties officeooo:rsid="000fa6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altionships --- know what you want... are you getting it.</text:p>
      <text:p text:style-name="P5"/>
      <text:p text:style-name="P5">Living together -- <text:s/>results in more marriages </text:p>
      <text:p text:style-name="P5"/>
      <text:p text:style-name="P10">Knapp theory</text:p>
      <text:p text:style-name="P6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">Coming together </text:p>
            <text:p text:style-name="P1"><draw:line text:anchor-type="paragraph" draw:z-index="0" draw:name="Shape1" draw:style-name="gr1" draw:text-style-name="P12" svg:x1="0.6846in" svg:y1="0.0866in" svg:x2="0.6744in" svg:y2="0.7949in"><text:p/></draw:line></text:p>
            <text:p text:style-name="P4"/>
            <text:p text:style-name="P3"/>
            <text:p text:style-name="P3"/>
          </table:table-cell>
          <table:table-cell table:style-name="Table1.A1" office:value-type="string">
            <text:list xml:id="list9119490469306323807" text:style-name="L1">
              <text:list-item>
                <text:p text:style-name="P7">bonding</text:p>
              </text:list-item>
              <text:list-item>
                <text:p text:style-name="P7">integration</text:p>
              </text:list-item>
              <text:list-item>
                <text:p text:style-name="P7">intensifying</text:p>
              </text:list-item>
              <text:list-item>
                <text:p text:style-name="P7">experimentation</text:p>
              </text:list-item>
              <text:list-item>
                <text:p text:style-name="P7">initiation</text:p>
              </text:list-item>
            </text:list>
          </table:table-cell>
          <table:table-cell table:style-name="Table1.A1" office:value-type="string">
            <text:list xml:id="list114255960899370" text:continue-numbering="true" text:style-name="L1">
              <text:list-item>
                <text:p text:style-name="P7">differentiation</text:p>
              </text:list-item>
              <text:list-item>
                <text:p text:style-name="P7">circumscribing</text:p>
              </text:list-item>
              <text:list-item>
                <text:p text:style-name="P7">stagnation</text:p>
              </text:list-item>
              <text:list-item>
                <text:p text:style-name="P7">avoidance</text:p>
              </text:list-item>
              <text:list-item>
                <text:p text:style-name="P7">termination</text:p>
              </text:list-item>
            </text:list>
          </table:table-cell>
          <table:table-cell table:style-name="Table1.D1" office:value-type="string">
            <text:p text:style-name="P1">Growing apart</text:p>
            <text:p text:style-name="P1"><draw:line text:anchor-type="paragraph" draw:z-index="1" draw:name="Shape2" draw:style-name="gr1" draw:text-style-name="P12" svg:x1="0.8453in" svg:y1="0.6492in" svg:x2="0.8453in" svg:y2="0.0346in"><text:p/></draw:line></text:p>
            <text:p text:style-name="P2">|</text:p>
            <text:p text:style-name="P2"/>
          </table:table-cell>
        </table:table-row>
      </table:table>
      <text:p text:style-name="P6"/>
      <text:p text:style-name="P11">Content and Relationship Messages</text:p>
      <text:p text:style-name="P9"/>
      <text:p text:style-name="P8">Content – information, ideas, suggested actions (verbal)</text:p>
      <text:p text:style-name="P8"/>
      <text:p text:style-name="P8">relationship – implied ; offers cues about rules of relat<text:span text:style-name="T1">i</text:span>onship -&gt; who h<text:span text:style-name="T2">a</text:span>s <text:span text:style-name="T2">th</text:span>e right to say what to wh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6S</meta:editing-duration>
    <meta:editing-cycles>3</meta:editing-cycles>
    <meta:generator>LibreOffice/5.2.3.3$Windows_x86 LibreOffice_project/d54a8868f08a7b39642414cf2c8ef2f228f780cf</meta:generator>
    <dc:date>2017-08-01T11:42:53.838000000</dc:date>
    <meta:document-statistic meta:table-count="1" meta:image-count="0" meta:object-count="0" meta:page-count="1" meta:paragraph-count="19" meta:word-count="73" meta:character-count="465" meta:non-whitespace-character-count="416"/>
    <meta:user-defined meta:name="Info 1"/>
    <meta:user-defined meta:name="Info 2"/>
    <meta:user-defined meta:name="Info 3"/>
    <meta:user-defined meta:name="Info 4"/>
  </office:meta>
</office:document-meta>
</file>